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stroke="none" draw:fill="solid" draw:fill-color="#e6e6e6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middle" draw:auto-grow-height="false" draw:shadow="hidden" draw:shadow-offset-x="0.152cm" draw:shadow-offset-y="0.152cm" draw:shadow-color="#c0c0c0"/>
    </style:style>
    <style:style style:name="gr4" style:family="graphic" style:parent-style-name="standard">
      <style:graphic-properties draw:marker-start="Arrow" draw:textarea-horizontal-align="center" draw:textarea-vertical-align="middle"/>
    </style:style>
    <style:style style:name="gr5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6" style:family="graphic" style:parent-style-name="standard">
      <style:graphic-properties draw:fill="none" draw:fill-color="#99ccff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marker-start="Arrow" draw:marker-end="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02cm" svg:height="1.778cm" svg:x="2.132cm" svg:y="3.456cm">
          <text:p text:style-name="P1">Device<text:line-break/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112cm" svg:height="5.842cm" svg:x="10.414cm" svg:y="3.556cm">
          <text:p text:style-name="P1">Exosense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302cm" svg:height="2.286cm" svg:x="22.081cm" svg:y="5.991cm">
          <text:p text:style-name="P1">Backend</text:p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2cm" svg:height="1.778cm" svg:x="2.132cm" svg:y="6.25cm">
          <text:p text:style-name="P1">Device<text:line-break/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275cm" svg:height="1.778cm" svg:x="2.132cm" svg:y="8.99cm">
          <text:p text:style-name="P1">Device<text:line-break/>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.434cm" svg:y1="7.112cm" svg:x2="9.652cm" svg:y2="7.112cm">
          <text:p text:style-name="P1"><text:span text:style-name="T1">Command X</text:span><text:span text:style-name="T1"><text:line-break/></text:span><text:span text:style-name="T1"/></text:p>
        </draw:line>
        <draw:line draw:style-name="gr4" draw:text-style-name="P3" draw:layer="layout" svg:x1="5.434cm" svg:y1="9.906cm" svg:x2="9.652cm" svg:y2="9.906cm">
          <text:p text:style-name="P1"><text:span text:style-name="T1">Command X</text:span><text:span text:style-name="T1"><text:line-break/></text:span><text:span text:style-name="T1"/></text:p>
        </draw:line>
        <draw:line draw:style-name="gr4" draw:text-style-name="P3" draw:layer="layout" svg:x1="5.434cm" svg:y1="4.318cm" svg:x2="9.652cm" svg:y2="4.318cm">
          <text:p text:style-name="P1"><text:span text:style-name="T1">Command X</text:span><text:span text:style-name="T1"><text:line-break/></text:span><text:span text:style-name="T1"/></text:p>
        </draw:line>
        <draw:custom-shape draw:style-name="gr5" draw:text-style-name="P3" draw:layer="layout" svg:width="5.342cm" svg:height="3.44cm" svg:x="11.168cm" svg:y="5.08cm">
          <text:p text:style-name="P1"><text:span text:style-name="T1">Group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048cm" svg:height="1.916cm" svg:x="12.315cm" svg:y="6.096cm">
          <text:p text:style-name="P1"><text:span text:style-name="T2">Device 1</text:span><text:span text:style-name="T2"><text:line-break/></text:span><text:span text:style-name="T2">Device 2</text:span><text:span text:style-name="T2"><text:line-break/></text:span><text:span text:style-name="T2">Devic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9.652cm" svg:y1="4.318cm" svg:x2="9.652cm" svg:y2="9.906cm">
          <text:p/>
        </draw:line>
        <draw:line draw:style-name="gr8" draw:text-style-name="P3" draw:layer="layout" svg:x1="16.51cm" svg:y1="7.112cm" svg:x2="18.034cm" svg:y2="7.112cm">
          <text:p/>
        </draw:line>
        <draw:line draw:style-name="gr9" draw:text-style-name="P1" draw:layer="layout" svg:x1="18.034cm" svg:y1="7.112cm" svg:x2="22.092cm" svg:y2="7.112cm">
          <text:p text:style-name="P1"><text:span text:style-name="T1">Command X</text:span><text:span text:style-name="T1"><text:line-break/></text:span><text:span text:style-name="T1"/></text:p>
        </draw:line>
        <draw:line draw:style-name="gr9" draw:text-style-name="P1" draw:layer="layout" svg:x1="9.652cm" svg:y1="7.112cm" svg:x2="11.176cm" svg:y2="7.112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</meta:initial-creator>
    <meta:creation-date>2011-08-12T14:29:32</meta:creation-date>
    <meta:editing-duration>PT7H25M33S</meta:editing-duration>
    <meta:editing-cycles>39</meta:editing-cycles>
    <dc:date>2012-11-02T17:57:29</dc:date>
    <meta:generator>LibreOffice/3.5$Linux_x86 LibreOffice_project/350m1$Build-2</meta:generator>
    <meta:document-statistic meta:object-count="37"/>
  </office:meta>
</office:document-meta>
</file>